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fa113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r. Bruno Aimé Vaca Mendoza</text:p>
      <text:p text:style-name="Standard">C/ Nova, 59</text:p>
      <text:p text:style-name="Standard">07730 ALAIOR</text:p>
      <text:p text:style-name="Standard"/>
      <text:p text:style-name="Standard">Salutación<text:span text:style-name="T1">s</text:span> cordials,</text:p>
      <text:p text:style-name="Standard"/>
      <text:p text:style-name="Standard">Des-de la agencia tributaria, demanam que us presenteu en aquestes oficines, el proper <text:span text:style-name="T2">23 de maig</text:span>, en horari de <text:span text:style-name="T2">9.00 a 13.30 h</text:span>, a fi de poder fer la verificació de la vostra signatura, tràmit imprescindible per completar la documentació necessària per poder-vos tramitar el <text:span text:style-name="T2">Model 061</text:span> de la vostra empresa.</text:p>
      <text:p text:style-name="Standard"/>
      <text:p text:style-name="Standard">Cal recordar, que la incompareixença, es tancara l'expedient i hauràs d'iniciar el tramit de nou</text:p>
      <text:p text:style-name="Standard"/>
      <text:p text:style-name="Standard">Per tal de facilitar el tràmit, us preguem que porteu la documentació requerida i que arribeu amb prou temps per evitar incidències o retards.</text:p>
      <text:p text:style-name="Standard"/>
      <text:p text:style-name="P1">Documentació a portar:</text:p>
      <text:p text:style-name="P1">- DNI</text:p>
      <text:p text:style-name="Standard"/>
      <text:p text:style-name="Standard">Atentament,</text:p>
      <text:p text:style-name="Standard">La cap del Servei d'Hisenda</text:p>
      <text:p text:style-name="P1">Maria Garcias Font</text:p>
      <text:p text:style-name="Standard">Maó, 5 de maig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21:32.607561754</meta:creation-date>
    <dc:date>2024-11-21T18:22:38.072792996</dc:date>
    <meta:editing-duration>PT1M6S</meta:editing-duration>
    <meta:editing-cycles>1</meta:editing-cycles>
    <meta:document-statistic meta:table-count="0" meta:image-count="0" meta:object-count="0" meta:page-count="1" meta:paragraph-count="13" meta:word-count="122" meta:character-count="719" meta:non-whitespace-character-count="610"/>
    <meta:generator>LibreOffice/24.8.3.2$Linux_X86_64 LibreOffice_project/480$Build-2</meta:generator>
  </office:meta>
</office:document-meta>
</file>